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1">
            <text:p>11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1-10_02-16-56_000.jpg</text:p>
          </table:table-cell>
          <table:table-cell table:style-name="ce26" office:value-type="string">
            <text:p>:m :PHOTO 寝た時刻 / 2022 / オナニー、未了、duration=15m時間ぐらい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寝た時刻 / 2022 / オナニー、未了、duration=15m時間ぐらい,other=~">
            <text:p>:m :PHOTO 寝た時刻 / 2022 / オナニー、未了、duration=15m時間ぐらい,other=~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1-09_17-54-05_000.jpg</text:p>
          </table:table-cell>
          <table:table-cell table:style-name="ce26" office:value-type="string">
            <text:p>:m #*# / memo:other(m:other) / topic=習字, about=,other=,id=~,content=素;親;結;酸;論;蚊;帳;紙;塩;炭;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#*# / memo:other(m:other) / topic=習字, about=,other=,id=~,content=素;親;結;酸;論;蚊;帳;紙;塩;炭;">
            <text:p>:m #*# / memo:other(m:other) / topic=習字, about=,other=,id=~,content=素;親;結;酸;論;蚊;帳;紙;塩;炭;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 office:value-type="string">
            <text:p>2023-01-09_14-05-10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8" office:value-type="string">
            <text:p>2023-01-09_21-40-1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8" office:value-type="string">
            <text:p>2023-01-10_08-27-58_000.jpg</text:p>
          </table:table-cell>
          <table:table-cell table:style-name="ce26" office:value-type="string">
            <text:p>:PHOTO 記録 / subject=pH調べ（pH測定；計測；ペーハー） / location=自室 / content=焼酎漬け：スペアミント：初回,for=計測値,other=~,activity-id(act-id)=UED8</text:p>
          </table:table-cell>
          <table:table-cell table:style-name="ce26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PHOTO 記録 / subject=pH調べ（pH測定；計測；ペーハー） / location=自室 / content=焼酎漬け：スペアミント：初回,for=計測値,other=~,activity-id(act-id)=UED8">
            <text:p>:PHOTO 記録 / subject=pH調べ（pH測定；計測；ペーハー） / location=自室 / content=焼酎漬け：スペアミント：初回,for=計測値,other=~,activity-id(act-id)=UED8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8" office:value-type="string">
            <text:p>2023-01-10_08-30-54_000.jpg</text:p>
          </table:table-cell>
          <table:table-cell table:style-name="ce26" office:value-type="string">
            <text:p>:PHOTO 記録 / subject=pH調べ（pH測定；計測；ペーハー） / location=自室 / content=焼酎漬け：レモン：初回,for=計測値,other=~,activity-id(act-id)=UED8</text:p>
          </table:table-cell>
          <table:table-cell table:style-name="ce27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PHOTO 記録 / subject=pH調べ（pH測定；計測；ペーハー） / location=自室 / content=焼酎漬け：レモン：初回,for=計測値,other=~,activity-id(act-id)=UED8">
            <text:p>:PHOTO 記録 / subject=pH調べ（pH測定；計測；ペーハー） / location=自室 / content=焼酎漬け：レモン：初回,for=計測値,other=~,activity-id(act-id)=UED8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8" office:value-type="string">
            <text:p>2023-01-10_07-51-5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8" office:value-type="string">
            <text:p>2023-01-09_12-05-24_000.jpg</text:p>
          </table:table-cell>
          <table:table-cell table:style-name="ce26" office:value-type="string">
            <text:p>:m :? #*# / topic=化学：物質 / content=アセトン。クロロホルム：分子の大きさ。比較すると？ / status=~ / other=~,id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m :? #*# / topic=化学：物質 / content=アセトン。クロロホルム：分子の大きさ。比較すると？ / status=~ / other=~,id=~">
            <text:p>:m :? #*# / topic=化学：物質 / content=アセトン。クロロホルム：分子の大きさ。比較すると？ / status=~ / other=~,id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8" office:value-type="string">
            <text:p>2023-01-09_13-07-29_000.jpg</text:p>
          </table:table-cell>
          <table:table-cell table:style-name="ce26" office:value-type="string">
            <text:p>:m dessin,sketch / des. object=とろろ葵 / genre=植物：花,source=~,location=~,other=~,memo~,found~,id=U6YE,occasion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m dessin,sketch / des. object=とろろ葵 / genre=植物：花,source=~,location=~,other=~,memo~,found~,id=U6YE,occasion=~">
            <text:p>:m dessin,sketch / des. object=とろろ葵 / genre=植物：花,source=~,location=~,other=~,memo~,found~,id=U6YE,occasion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8" office:value-type="string">
            <text:p>2023-01-09_17-53-27_000.jpg</text:p>
          </table:table-cell>
          <table:table-cell table:style-name="ce26" office:value-type="string">
            <text:p>:m RES 1*2 / free# JVEMV6 83#_80:1 / 83. chemistry / topics=物理化学：溶液,w=,s=~,i=~,other=memo+:エタノール。メタノール：比較;memo+:酸解離定数,next=,doc=r-1-1~1.3:『読み物　物理化学』:p.35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m RES 1*2 / free# JVEMV6 83#_80:1 / 83. chemistry / topics=物理化学：溶液,w=,s=~,i=~,other=memo+:エタノール。メタノール：比較;memo+:酸解離定数,next=,doc=r-1-1~1.3:『読み物　物理化学』:p.35">
            <text:p>:m RES 1*2 / free# JVEMV6 83#_80:1 / 83. chemistry / topics=物理化学：溶液,w=,s=~,i=~,other=memo+:エタノール。メタノール：比較;memo+:酸解離定数,next=,doc=r-1-1~1.3:『読み物　物理化学』:p.35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8" office:value-type="string">
            <text:p>2023-01-09_17-53-46_000.jpg</text:p>
          </table:table-cell>
          <table:table-cell table:style-name="ce26" office:value-type="string">
            <text:p>:m RES 2*2 / free# JVEMV6 83#_80:1 / 83. chemistry / topics=物理化学：溶液,w=活量,s=~,i=~,other=memo+:四塩化炭素；memo+:&lt;本文、解読&gt;,next=,doc=r-1-1~1.3:『読み物　物理化学』:p.35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RES 2*2 / free# JVEMV6 83#_80:1 / 83. chemistry / topics=物理化学：溶液,w=活量,s=~,i=~,other=memo+:四塩化炭素；memo+:&lt;本文、解読&gt;,next=,doc=r-1-1~1.3:『読み物　物理化学』:p.35">
            <text:p>:m RES 2*2 / free# JVEMV6 83#_80:1 / 83. chemistry / topics=物理化学：溶液,w=活量,s=~,i=~,other=memo+:四塩化炭素；memo+:&lt;本文、解読&gt;,next=,doc=r-1-1~1.3:『読み物　物理化学』:p.35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2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2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2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16];[.K16])" office:value-type="float" office:value="0">
            <text:p>#VALUE!</text:p>
          </table:table-cell>
          <table:table-cell table:style-name="ce52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1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0">2023/01/10</text:date>, <text:time>12:12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10T12:12:19.36</dc:date>
    <dc:creator>iwabuchi ken</dc:creator>
    <meta:editing-duration>P52DT21H43M4S</meta:editing-duration>
    <meta:editing-cycles>16976</meta:editing-cycles>
    <meta:document-statistic meta:table-count="2" meta:cell-count="919" meta:object-count="0"/>
    <meta:user-defined meta:name="qrichtext">1</meta:user-defined>
  </office:meta>
</office:document-meta>
</file>